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cf6a" officeooo:paragraph-rsid="0003cf6a"/>
    </style:style>
    <style:style style:name="P2" style:family="paragraph" style:parent-style-name="Standard">
      <style:text-properties officeooo:rsid="0004d974" officeooo:paragraph-rsid="0004d974"/>
    </style:style>
    <style:style style:name="P3" style:family="paragraph" style:parent-style-name="Standard">
      <style:text-properties officeooo:rsid="0006a5ea" officeooo:paragraph-rsid="0006a5ea"/>
    </style:style>
    <style:style style:name="P4" style:family="paragraph" style:parent-style-name="Standard">
      <style:text-properties officeooo:rsid="0007a9ce" officeooo:paragraph-rsid="0007a9ce"/>
    </style:style>
    <style:style style:name="P5" style:family="paragraph" style:parent-style-name="Standard">
      <style:text-properties officeooo:rsid="0007f66c" officeooo:paragraph-rsid="0007f66c"/>
    </style:style>
    <style:style style:name="P6" style:family="paragraph" style:parent-style-name="Standard">
      <style:text-properties officeooo:rsid="0007f66c" officeooo:paragraph-rsid="00086d6d"/>
    </style:style>
    <style:style style:name="P7" style:family="paragraph" style:parent-style-name="Standard">
      <style:text-properties officeooo:rsid="0007f66c" officeooo:paragraph-rsid="001055b3"/>
    </style:style>
    <style:style style:name="P8" style:family="paragraph" style:parent-style-name="Standard">
      <style:text-properties officeooo:rsid="0007f66c" officeooo:paragraph-rsid="001b7d17"/>
    </style:style>
    <style:style style:name="P9" style:family="paragraph" style:parent-style-name="Standard">
      <style:text-properties officeooo:rsid="0007f66c" officeooo:paragraph-rsid="0022f6ed"/>
    </style:style>
    <style:style style:name="P10" style:family="paragraph" style:parent-style-name="Standard">
      <style:text-properties officeooo:rsid="00086d6d" officeooo:paragraph-rsid="00086d6d"/>
    </style:style>
    <style:style style:name="P11" style:family="paragraph" style:parent-style-name="Standard">
      <style:text-properties officeooo:rsid="00086d6d" officeooo:paragraph-rsid="001055b3"/>
    </style:style>
    <style:style style:name="P12" style:family="paragraph" style:parent-style-name="Standard">
      <style:text-properties officeooo:rsid="00086d6d" officeooo:paragraph-rsid="001b7d17"/>
    </style:style>
    <style:style style:name="P13" style:family="paragraph" style:parent-style-name="Standard">
      <style:text-properties officeooo:rsid="00086d6d" officeooo:paragraph-rsid="0022f6ed"/>
    </style:style>
    <style:style style:name="P14" style:family="paragraph" style:parent-style-name="Standard">
      <style:text-properties officeooo:rsid="0009d82f" officeooo:paragraph-rsid="0009d82f"/>
    </style:style>
    <style:style style:name="P15" style:family="paragraph" style:parent-style-name="Standard">
      <style:text-properties officeooo:rsid="0009d82f" officeooo:paragraph-rsid="001055b3"/>
    </style:style>
    <style:style style:name="P16" style:family="paragraph" style:parent-style-name="Standard">
      <style:text-properties officeooo:rsid="0009d82f" officeooo:paragraph-rsid="001b7d17"/>
    </style:style>
    <style:style style:name="P17" style:family="paragraph" style:parent-style-name="Standard">
      <style:text-properties officeooo:rsid="0009d82f" officeooo:paragraph-rsid="0022f6ed"/>
    </style:style>
    <style:style style:name="P18" style:family="paragraph" style:parent-style-name="Standard">
      <style:text-properties officeooo:rsid="000bf12b" officeooo:paragraph-rsid="001055b3"/>
    </style:style>
    <style:style style:name="P19" style:family="paragraph" style:parent-style-name="Standard">
      <style:text-properties officeooo:rsid="000dafbb" officeooo:paragraph-rsid="000dafbb"/>
    </style:style>
    <style:style style:name="P20" style:family="paragraph" style:parent-style-name="Standard">
      <style:text-properties officeooo:rsid="000dafbb" officeooo:paragraph-rsid="001055b3"/>
    </style:style>
    <style:style style:name="P21" style:family="paragraph" style:parent-style-name="Standard">
      <style:text-properties officeooo:rsid="000dafbb" officeooo:paragraph-rsid="0022f6ed"/>
    </style:style>
    <style:style style:name="P22" style:family="paragraph" style:parent-style-name="Standard">
      <style:text-properties officeooo:paragraph-rsid="000bf12b"/>
    </style:style>
    <style:style style:name="P23" style:family="paragraph" style:parent-style-name="Standard">
      <style:text-properties officeooo:paragraph-rsid="00159c29"/>
    </style:style>
    <style:style style:name="P24" style:family="paragraph" style:parent-style-name="Standard">
      <style:text-properties officeooo:rsid="0017a15a" officeooo:paragraph-rsid="0017a15a"/>
    </style:style>
    <style:style style:name="P25" style:family="paragraph" style:parent-style-name="Standard">
      <style:text-properties officeooo:rsid="0017a15a" officeooo:paragraph-rsid="001b7d17"/>
    </style:style>
    <style:style style:name="P26" style:family="paragraph" style:parent-style-name="Standard">
      <style:text-properties officeooo:rsid="0017a15a" officeooo:paragraph-rsid="0026b131"/>
    </style:style>
    <style:style style:name="P27" style:family="paragraph" style:parent-style-name="Standard">
      <style:text-properties officeooo:rsid="00191302" officeooo:paragraph-rsid="00191302"/>
    </style:style>
    <style:style style:name="P28" style:family="paragraph" style:parent-style-name="Standard">
      <style:text-properties officeooo:rsid="00191302" officeooo:paragraph-rsid="0026b131"/>
    </style:style>
    <style:style style:name="P29" style:family="paragraph" style:parent-style-name="Standard">
      <style:text-properties officeooo:paragraph-rsid="001b7d17"/>
    </style:style>
    <style:style style:name="P30" style:family="paragraph" style:parent-style-name="Standard">
      <style:text-properties officeooo:paragraph-rsid="0022f6ed"/>
    </style:style>
    <style:style style:name="T1" style:family="text">
      <style:text-properties officeooo:rsid="0007f66c"/>
    </style:style>
    <style:style style:name="T2" style:family="text">
      <style:text-properties officeooo:rsid="00086d6d"/>
    </style:style>
    <style:style style:name="T3" style:family="text">
      <style:text-properties officeooo:rsid="000a50ed"/>
    </style:style>
    <style:style style:name="T4" style:family="text">
      <style:text-properties officeooo:rsid="000bf12b"/>
    </style:style>
    <style:style style:name="T5" style:family="text">
      <style:text-properties officeooo:rsid="000dafbb"/>
    </style:style>
    <style:style style:name="T6" style:family="text">
      <style:text-properties officeooo:rsid="000fa3d9"/>
    </style:style>
    <style:style style:name="T7" style:family="text">
      <style:text-properties officeooo:rsid="001055b3"/>
    </style:style>
    <style:style style:name="T8" style:family="text">
      <style:text-properties officeooo:rsid="0010641e"/>
    </style:style>
    <style:style style:name="T9" style:family="text">
      <style:text-properties officeooo:rsid="00124af2"/>
    </style:style>
    <style:style style:name="T10" style:family="text">
      <style:text-properties officeooo:rsid="0013c3cb"/>
    </style:style>
    <style:style style:name="T11" style:family="text">
      <style:text-properties officeooo:rsid="0013ce20"/>
    </style:style>
    <style:style style:name="T12" style:family="text">
      <style:text-properties officeooo:rsid="0014284b"/>
    </style:style>
    <style:style style:name="T13" style:family="text">
      <style:text-properties officeooo:rsid="00156d96"/>
    </style:style>
    <style:style style:name="T14" style:family="text">
      <style:text-properties officeooo:rsid="00159c29"/>
    </style:style>
    <style:style style:name="T15" style:family="text">
      <style:text-properties officeooo:rsid="0017a15a"/>
    </style:style>
    <style:style style:name="T16" style:family="text">
      <style:text-properties officeooo:rsid="0018b4f5"/>
    </style:style>
    <style:style style:name="T17" style:family="text">
      <style:text-properties officeooo:rsid="00191302"/>
    </style:style>
    <style:style style:name="T18" style:family="text">
      <style:text-properties officeooo:rsid="001abb90"/>
    </style:style>
    <style:style style:name="T19" style:family="text">
      <style:text-properties officeooo:rsid="001bf3fc"/>
    </style:style>
    <style:style style:name="T20" style:family="text">
      <style:text-properties officeooo:rsid="001c11b6"/>
    </style:style>
    <style:style style:name="T21" style:family="text">
      <style:text-properties officeooo:rsid="001d79be"/>
    </style:style>
    <style:style style:name="T22" style:family="text">
      <style:text-properties officeooo:rsid="001e6026"/>
    </style:style>
    <style:style style:name="T23" style:family="text">
      <style:text-properties officeooo:rsid="001eb7a8"/>
    </style:style>
    <style:style style:name="T24" style:family="text">
      <style:text-properties officeooo:rsid="001fccb5"/>
    </style:style>
    <style:style style:name="T25" style:family="text">
      <style:text-properties officeooo:rsid="00200f96"/>
    </style:style>
    <style:style style:name="T26" style:family="text">
      <style:text-properties officeooo:rsid="0021acf0"/>
    </style:style>
    <style:style style:name="T27" style:family="text">
      <style:text-properties officeooo:rsid="0023f0ec"/>
    </style:style>
    <style:style style:name="T28" style:family="text">
      <style:text-properties officeooo:rsid="0025703f"/>
    </style:style>
    <style:style style:name="T29" style:family="text">
      <style:text-properties officeooo:rsid="0025c4ab"/>
    </style:style>
    <style:style style:name="T30" style:family="text">
      <style:text-properties officeooo:rsid="0026b131"/>
    </style:style>
    <style:style style:name="T31" style:family="text">
      <style:text-properties officeooo:rsid="0028285d"/>
    </style:style>
    <style:style style:name="T32" style:family="text">
      <style:text-properties officeooo:rsid="0028fbdf"/>
    </style:style>
    <style:style style:name="T33" style:family="text">
      <style:text-properties officeooo:rsid="0029ca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 gibt immer sehr viele exakt gleiche werte (bis auf die letzte Nachkommastelle)</text:p>
      <text:p text:style-name="P2">Es ist nicht wirklich klar welches das beste Modell ist, viele Parameter haben kaum Einfluss</text:p>
      <text:p text:style-name="P2"/>
      <text:p text:style-name="P3">Ich kopiere jetzt mal die werte raus von den besten runs</text:p>
      <text:p text:style-name="P3"/>
      <text:p text:style-name="P4">Ich setze als Metric fest dass ich <text:span text:style-name="T10">die normale </text:span>accuracy nehme, <text:span text:style-name="T10">da manche klassen schlechter zu klassifizieren sind als andere und ich durch das confidence ding eh nochmal die klassen balance verändere</text:span></text:p>
      <text:p text:style-name="P4"/>
      <text:p text:style-name="P5">Oesch16 ohne:</text:p>
      <text:p text:style-name="P10">recommendation according to averages:</text:p>
      <text:p text:style-name="P5">"ft_model": <text:span text:style-name="T2">nn</text:span></text:p>
      <text:p text:style-name="P5">"remove_numbers": <text:span text:style-name="T2">false</text:span></text:p>
      <text:p text:style-name="P5"><text:s/>"fasttext_zusatzdaten": <text:span text:style-name="T2">false</text:span></text:p>
      <text:p text:style-name="P5">"remove_stopwords": <text:span text:style-name="T11">true</text:span></text:p>
      <text:p text:style-name="P5"><text:s/>"lowercase": <text:span text:style-name="T2">false</text:span></text:p>
      <text:p text:style-name="P5"><text:s/>"remove_punctuation": <text:span text:style-name="T11">true</text:span></text:p>
      <text:p text:style-name="P5"><text:s/>"keyboard_aug": <text:span text:style-name="T2">false</text:span></text:p>
      <text:p text:style-name="P5"/>
      <text:p text:style-name="P10">Top 3 according to <text:span text:style-name="T3">overall sweep</text:span>:</text:p>
      <text:p text:style-name="P22"><text:span text:style-name="T12">colorful</text:span><text:span text:style-name="T4">-sweep 106</text:span><text:span text:style-name="T12">3</text:span></text:p>
      <text:p text:style-name="P23"><text:span text:style-name="T14">acc: </text:span>0.7506</text:p>
      <text:p text:style-name="P6">"ft_model": <text:span text:style-name="T2">nn</text:span></text:p>
      <text:p text:style-name="P6">"remove_numbers": <text:span text:style-name="T13">true</text:span></text:p>
      <text:p text:style-name="P6"><text:s/>"fasttext_zusatzdaten": <text:span text:style-name="T2">false</text:span></text:p>
      <text:p text:style-name="P6">"remove_stopwords": <text:span text:style-name="T13">false</text:span></text:p>
      <text:p text:style-name="P6"><text:s/>"lowercase": <text:span text:style-name="T2">false</text:span></text:p>
      <text:p text:style-name="P6"><text:s/>"remove_punctuation": <text:span text:style-name="T13">false</text:span></text:p>
      <text:p text:style-name="P6"><text:s/>"keyboard_aug": <text:span text:style-name="T2">false</text:span></text:p>
      <text:p text:style-name="P14">randomseed: <text:span text:style-name="T3">22</text:span></text:p>
      <text:p text:style-name="P6"/>
      <text:p text:style-name="P19"><text:span text:style-name="T14">electric</text:span> sweep 8<text:span text:style-name="T14">71</text:span></text:p>
      <text:p text:style-name="P24">acc: <text:span text:style-name="T16">0.7506</text:span></text:p>
      <text:p text:style-name="P6">"ft_model": <text:span text:style-name="T2">nn</text:span></text:p>
      <text:p text:style-name="P6">"remove_numbers": <text:span text:style-name="T2">false</text:span></text:p>
      <text:p text:style-name="P6"><text:s/>"fasttext_zusatzdaten": <text:span text:style-name="T2">false</text:span></text:p>
      <text:p text:style-name="P6">"remove_stopwords": <text:span text:style-name="T2">false</text:span></text:p>
      <text:p text:style-name="P6"><text:s/>"lowercase": <text:span text:style-name="T2">false</text:span></text:p>
      <text:p text:style-name="P6"><text:s/>"remove_punctuation": <text:span text:style-name="T15">false</text:span></text:p>
      <text:p text:style-name="P6"><text:s/>"keyboard_aug": <text:span text:style-name="T5">true</text:span></text:p>
      <text:p text:style-name="P14">randomseed: <text:span text:style-name="T3">22</text:span></text:p>
      <text:p text:style-name="P6"/>
      <text:p text:style-name="P19"><text:span text:style-name="T17">absurd</text:span> sweep 77<text:span text:style-name="T17">2</text:span></text:p>
      <text:p text:style-name="P27">acc: 0.7506</text:p>
      <text:p text:style-name="P6">"ft_model": <text:span text:style-name="T2">nn</text:span></text:p>
      <text:p text:style-name="P6">"remove_numbers": <text:span text:style-name="T2">false</text:span></text:p>
      <text:p text:style-name="P6"><text:s/>"fasttext_zusatzdaten": <text:span text:style-name="T2">false</text:span></text:p>
      <text:p text:style-name="P6">"remove_stopwords": <text:span text:style-name="T18">true</text:span></text:p>
      <text:p text:style-name="P6"><text:s/>"lowercase": <text:span text:style-name="T6">true</text:span></text:p>
      <text:p text:style-name="P6"><text:s/>"remove_punctuation": <text:span text:style-name="T18">true</text:span></text:p>
      <text:p text:style-name="P6"><text:s/>"keyboard_aug": <text:span text:style-name="T6">true</text:span></text:p>
      <text:p text:style-name="P14">randomseed: <text:span text:style-name="T3">22</text:span></text:p>
      <text:p text:style-name="P14"><text:soft-page-break/></text:p>
      <text:p text:style-name="P8">Oesch16 <text:span text:style-name="T19">nur</text:span>:</text:p>
      <text:p text:style-name="P12">recommendation according to averages:</text:p>
      <text:p text:style-name="P8">"ft_model": <text:span text:style-name="T2">nn</text:span></text:p>
      <text:p text:style-name="P8">"remove_numbers": -</text:p>
      <text:p text:style-name="P8"><text:s/>"fasttext_zusatzdaten": <text:span text:style-name="T2">false</text:span></text:p>
      <text:p text:style-name="P8">"remove_stopwords": <text:span text:style-name="T11">true</text:span></text:p>
      <text:p text:style-name="P8"><text:s/>"lowercase": <text:span text:style-name="T2">false</text:span></text:p>
      <text:p text:style-name="P8"><text:s/>"remove_punctuation": <text:span text:style-name="T19">false</text:span></text:p>
      <text:p text:style-name="P8"><text:s/>"keyboard_aug": <text:span text:style-name="T19">true</text:span></text:p>
      <text:p text:style-name="P8"/>
      <text:p text:style-name="P12">Top 3 according to <text:span text:style-name="T3">overall sweep</text:span>:</text:p>
      <text:p text:style-name="P29"><text:span text:style-name="T20">bumbling</text:span><text:span text:style-name="T4">-sweep </text:span><text:span text:style-name="T20">958</text:span></text:p>
      <text:p text:style-name="P29"><text:span text:style-name="T14">acc: </text:span>0.<text:span text:style-name="T21">6463</text:span></text:p>
      <text:p text:style-name="P8">"ft_model": <text:span text:style-name="T2">nn</text:span></text:p>
      <text:p text:style-name="P8">"remove_numbers": <text:span text:style-name="T13">true</text:span></text:p>
      <text:p text:style-name="P8"><text:s/>"fasttext_zusatzdaten": <text:span text:style-name="T2">false</text:span></text:p>
      <text:p text:style-name="P8">"remove_stopwords": <text:span text:style-name="T13">false</text:span></text:p>
      <text:p text:style-name="P8"><text:s/>"lowercase": <text:span text:style-name="T22">true</text:span></text:p>
      <text:p text:style-name="P8"><text:s/>"remove_punctuation": <text:span text:style-name="T22">true</text:span></text:p>
      <text:p text:style-name="P8"><text:s/>"keyboard_aug": <text:span text:style-name="T2">false</text:span></text:p>
      <text:p text:style-name="P16">randomseed: <text:span text:style-name="T3">22</text:span></text:p>
      <text:p text:style-name="P8"/>
      <text:p text:style-name="P29"><text:span text:style-name="T23">dry</text:span><text:span text:style-name="T5"> sweep 8</text:span><text:span text:style-name="T14">7</text:span><text:span text:style-name="T23">4</text:span></text:p>
      <text:p text:style-name="P25">acc: <text:span text:style-name="T16">0.</text:span><text:span text:style-name="T24">6463</text:span></text:p>
      <text:p text:style-name="P8">"ft_model": <text:span text:style-name="T2">nn</text:span></text:p>
      <text:p text:style-name="P8">"remove_numbers": <text:span text:style-name="T2">false</text:span></text:p>
      <text:p text:style-name="P8"><text:s/>"fasttext_zusatzdaten": <text:span text:style-name="T2">false</text:span></text:p>
      <text:p text:style-name="P8">"remove_stopwords": <text:span text:style-name="T2">false</text:span></text:p>
      <text:p text:style-name="P8"><text:s/>"lowercase": <text:span text:style-name="T2">false</text:span></text:p>
      <text:p text:style-name="P8"><text:s/>"remove_punctuation": <text:span text:style-name="T15">false</text:span></text:p>
      <text:p text:style-name="P8"><text:s/>"keyboard_aug": <text:span text:style-name="T5">true</text:span></text:p>
      <text:p text:style-name="P16">randomseed: <text:span text:style-name="T3">22</text:span></text:p>
      <text:p text:style-name="P8"/>
      <text:p text:style-name="P29"><text:span text:style-name="T25">legendary</text:span><text:span text:style-name="T5"> sweep 7</text:span></text:p>
      <text:p text:style-name="P29"><text:span text:style-name="T17">acc: 0.</text:span><text:span text:style-name="T25">6463</text:span></text:p>
      <text:p text:style-name="P8">"ft_model": <text:span text:style-name="T2">nn</text:span></text:p>
      <text:p text:style-name="P8">"remove_numbers": <text:span text:style-name="T26">true</text:span></text:p>
      <text:p text:style-name="P8"><text:s/>"fasttext_zusatzdaten": <text:span text:style-name="T26">true</text:span></text:p>
      <text:p text:style-name="P8">"remove_stopwords": <text:span text:style-name="T26">false</text:span></text:p>
      <text:p text:style-name="P8"><text:s/>"lowercase": <text:span text:style-name="T6">true</text:span></text:p>
      <text:p text:style-name="P8"><text:s/>"remove_punctuation": <text:span text:style-name="T26">false</text:span></text:p>
      <text:p text:style-name="P8"><text:s/>"keyboard_aug": <text:span text:style-name="T6">true</text:span></text:p>
      <text:p text:style-name="P16">randomseed: <text:span text:style-name="T3">22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9"><text:soft-page-break/>Oesch<text:span text:style-name="T27">8</text:span> ohne:</text:p>
      <text:p text:style-name="P13">recommendation according to averages:</text:p>
      <text:p text:style-name="P9">"ft_model": <text:span text:style-name="T2">nn</text:span></text:p>
      <text:p text:style-name="P9">"remove_numbers": <text:span text:style-name="T2">false</text:span></text:p>
      <text:p text:style-name="P9"><text:s/>"fasttext_zusatzdaten": <text:span text:style-name="T2">false</text:span></text:p>
      <text:p text:style-name="P9">"remove_stopwords": <text:span text:style-name="T27">false</text:span></text:p>
      <text:p text:style-name="P9"><text:s/>"lowercase": <text:span text:style-name="T2">false</text:span></text:p>
      <text:p text:style-name="P9"><text:s/>"remove_punctuation": <text:span text:style-name="T27">false</text:span></text:p>
      <text:p text:style-name="P9"><text:s/>"keyboard_aug": <text:span text:style-name="T2">false</text:span></text:p>
      <text:p text:style-name="P9"/>
      <text:p text:style-name="P13">Top 3 according to <text:span text:style-name="T3">overall sweep</text:span>:</text:p>
      <text:p text:style-name="P30"><text:span text:style-name="T29">different</text:span><text:span text:style-name="T4">-sweep 1</text:span><text:span text:style-name="T29">129</text:span></text:p>
      <text:p text:style-name="P30"><text:span text:style-name="T14">acc: </text:span>0.<text:span text:style-name="T30">8081</text:span></text:p>
      <text:p text:style-name="P9">"ft_model": <text:span text:style-name="T2">nn</text:span></text:p>
      <text:p text:style-name="P9">"remove_numbers": <text:span text:style-name="T31">false</text:span></text:p>
      <text:p text:style-name="P9"><text:s/>"fasttext_zusatzdaten": <text:span text:style-name="T2">false</text:span></text:p>
      <text:p text:style-name="P9">"remove_stopwords": <text:span text:style-name="T31">true</text:span></text:p>
      <text:p text:style-name="P9"><text:s/>"lowercase": <text:span text:style-name="T2">false</text:span></text:p>
      <text:p text:style-name="P9"><text:s/>"remove_punctuation": <text:span text:style-name="T31">true</text:span></text:p>
      <text:p text:style-name="P9"><text:s/>"keyboard_aug": <text:span text:style-name="T2">false</text:span></text:p>
      <text:p text:style-name="P17">randomseed: <text:span text:style-name="T28">33</text:span></text:p>
      <text:p text:style-name="P9"/>
      <text:p text:style-name="P30"><text:span text:style-name="T32">likely </text:span><text:span text:style-name="T5">sweep </text:span><text:span text:style-name="T32">362</text:span></text:p>
      <text:p text:style-name="P26">acc: 0.<text:span text:style-name="T30">8081</text:span></text:p>
      <text:p text:style-name="P9">"ft_model": <text:span text:style-name="T2">nn</text:span></text:p>
      <text:p text:style-name="P9">"remove_numbers": <text:span text:style-name="T2">false</text:span></text:p>
      <text:p text:style-name="P30"><text:span text:style-name="T1"><text:s/>"fasttext_zusatzdaten": </text:span><text:span text:style-name="T33">true</text:span></text:p>
      <text:p text:style-name="P9">"remove_stopwords": <text:span text:style-name="T2">false</text:span></text:p>
      <text:p text:style-name="P9"><text:s/>"lowercase": <text:span text:style-name="T2">false</text:span></text:p>
      <text:p text:style-name="P30"><text:span text:style-name="T1"><text:s/>"remove_punctuation": </text:span><text:span text:style-name="T33">true</text:span></text:p>
      <text:p text:style-name="P30"><text:span text:style-name="T1"><text:s/>"keyboard_aug": </text:span><text:span text:style-name="T33">false</text:span></text:p>
      <text:p text:style-name="P17">randomseed: <text:span text:style-name="T28">33</text:span></text:p>
      <text:p text:style-name="P9"/>
      <text:p text:style-name="P21"><text:span text:style-name="T17">absurd</text:span> sweep 77<text:span text:style-name="T17">2</text:span></text:p>
      <text:p text:style-name="P28">acc: 0.<text:span text:style-name="T30">8081</text:span></text:p>
      <text:p text:style-name="P9">"ft_model": <text:span text:style-name="T2">nn</text:span></text:p>
      <text:p text:style-name="P9">"remove_numbers": <text:span text:style-name="T2">false</text:span></text:p>
      <text:p text:style-name="P9"><text:s/>"fasttext_zusatzdaten": <text:span text:style-name="T2">false</text:span></text:p>
      <text:p text:style-name="P9">"remove_stopwords": <text:span text:style-name="T18">true</text:span></text:p>
      <text:p text:style-name="P9"><text:s/>"lowercase": <text:span text:style-name="T6">true</text:span></text:p>
      <text:p text:style-name="P9"><text:s/>"remove_punctuation": <text:span text:style-name="T18">true</text:span></text:p>
      <text:p text:style-name="P9"><text:s/>"keyboard_aug": <text:span text:style-name="T6">true</text:span></text:p>
      <text:p text:style-name="P17">randomseed: <text:span text:style-name="T28">33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8T15:10:29.909000000</meta:creation-date>
    <meta:generator>LibreOffice/7.0.3.1$Windows_X86_64 LibreOffice_project/d7547858d014d4cf69878db179d326fc3483e082</meta:generator>
    <dc:date>2022-04-08T16:53:00.116000000</dc:date>
    <meta:editing-duration>PT1H42M7S</meta:editing-duration>
    <meta:editing-cycles>41</meta:editing-cycles>
    <meta:document-statistic meta:table-count="0" meta:image-count="0" meta:object-count="0" meta:page-count="3" meta:paragraph-count="124" meta:word-count="335" meta:character-count="2956" meta:non-whitespace-character-count="2697"/>
  </office:meta>
</office:document-meta>
</file>